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39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726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calcext:value-type="string">
            <text:p><text:a xlink:href="https://im/" xlink:type="simple">https://im</text:a>.1-s.e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DIRIMAGENE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html</text:p>
          </table:table-cell>
          <table:table-cell office:value-type="string" calcext:value-type="string">
            <text:p>sisvars.ph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ALLE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DALLE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html</text:p>
          </table:table-cell>
          <table:table-cell office:value-type="string" calcext:value-type="string">
            <text:p>stability.ph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./sense_mail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ENSEMAIL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DALLE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sense_sms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ENSE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DALLE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sisvars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ISVAR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DALLE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/var/www/scribe/add_caption.py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ADDCAPTION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DALLE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NOMDALLESMS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DALLESMS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sm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/..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PHPMAILERSRC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NOMDALLEMAIL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DALLEMAIL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ttps://iabots.1-s.es/dreamstudio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APP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ttps://ia.1-s.es/dreamstudio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SITAPP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ttps://ia.1-s.e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ITURL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a xlink:href="https://im/" xlink:type="simple">https://im</text:a>.1-s.e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IM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imagene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IM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ttps://1wise.e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EMPRESA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PMSERV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SERVERDOMAIN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PMUS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USERDOMAIN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PMPASSOW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PASSOWRD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PMFROM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FROM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PMBCC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BCC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SMSUSER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MSUSER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SMSPASSWO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MSPASSWORD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GREPIN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GREPIN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sm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GREPOUT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GREPOUT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sms.php</text:p>
          </table:table-cell>
          <table:table-cell table:number-columns-repeated="16377"/>
        </table:table-row>
        <table:table-row table:style-name="ro1" table:number-rows-repeated="1048551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09:29:50.732171696</meta:creation-date>
    <dc:date>2024-06-09T09:49:25.617638366</dc:date>
    <meta:editing-duration>PT1H58M5S</meta:editing-duration>
    <meta:editing-cycles>10</meta:editing-cycles>
    <meta:generator>LibreOffice/24.2.3.2$Linux_X86_64 LibreOffice_project/420$Build-2</meta:generator>
    <meta:document-statistic meta:table-count="1" meta:cell-count="122" meta:object-count="0"/>
  </office:meta>
</office:document-meta>
</file>